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paragraph-properties fo:text-align="start" style:justify-single-word="false"/>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text-properties fo:language="en" fo:country="US" fo:font-weight="normal" style:font-weight-asian="normal" style:font-weight-complex="normal"/>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paragraph-properties fo:text-align="start" style:justify-single-word="false"/>
      <style:text-properties fo:language="en" fo:country="US" fo:font-weight="normal" style:font-weight-asian="normal" style:font-weight-complex="normal"/>
    </style:style>
    <style:style style:name="P9" style:family="paragraph" style:parent-style-name="Standard" style:list-style-name="L1">
      <style:paragraph-properties fo:text-align="start" style:justify-single-word="false"/>
      <style:text-properties fo:language="en" fo:country="US" fo:font-weight="normal" style:font-weight-asian="normal" style:font-weight-complex="normal"/>
    </style:style>
    <style:style style:name="P10" style:family="paragraph" style:parent-style-name="Standard">
      <style:text-properties fo:language="en" fo:country="US" fo:font-weight="bold" style:font-weight-asian="bold" style:font-weight-complex="bold"/>
    </style:style>
    <style:style style:name="P11" style:family="paragraph" style:parent-style-name="Standard" style:list-style-name="L2">
      <style:text-properties fo:language="en" fo:country="US" fo:font-weight="bold" style:font-weight-asian="bold" style:font-weight-complex="bold"/>
    </style:style>
    <style:style style:name="P12" style:family="paragraph" style:parent-style-name="Standard" style:list-style-name="L3">
      <style:text-properties fo:language="en" fo:country="US" fo:font-weight="bold" style:font-weight-asian="bold" style:font-weight-complex="bold"/>
    </style:style>
    <style:style style:name="P13" style:family="paragraph" style:parent-style-name="Standard">
      <style:paragraph-properties fo:text-align="start" style:justify-single-word="false"/>
      <style:text-properties fo:language="en" fo:country="U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am Companion – Full</text:p>
      <text:p text:style-name="P3"/>
      <text:p text:style-name="P4">I. Introduction</text:p>
      <text:p text:style-name="P4">1.<text:tab/>Advance fee fraud overview</text:p>
      <text:p text:style-name="P4"/>
      <text:p text:style-name="P6">The goal of this project is to explore the feasibility of building an autonomous conversational agent to sustain a dialogue with a person perpetrating advance fee fraud over email.</text:p>
      <text:p text:style-name="P6"/>
      <text:p text:style-name="P6">Advance fee fraud (AFF) emails are identical or nearly identical messages sent in bulk to a large number of recipients. They are considered to be a subset of email spam, however, unlike traditional spam messages, their purpose is not to advertise products, but to convince the recipient to advance sums of money in the hope of eventually realizing a significantly larger gain. Because of this, AFF emails can be defined at the intersection of spam and social engineering.</text:p>
      <text:p text:style-name="P6"/>
      <text:p text:style-name="P6">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6"/>
      <text:p text:style-name="P6">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6"/>
      <text:p text:style-name="P6">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6"/>
      <text:p text:style-name="P4">2.<text:tab/>Project rationale</text:p>
      <text:p text:style-name="P4"/>
      <text:p text:style-name="P6">As we discussed earlier, a major difference between generic and advance fee spam is the active <text:soft-page-break/>involvement of the scammer in the former. An interesting approach to dealing with it would be to build a conversational agent to emulate a victim with the goal of maintaining an email exchange for as long as possible.</text:p>
      <text:p text:style-name="P6"/>
      <text:p text:style-name="P6">The core assumption of this approach lies in the cost of human effort. It is time consuming to read and respond to emails. By introducing automatically generated email threads into a scammer's workflow, we are increasing the time he has to spend reading, replying, and monitoring the state of conversations that cannot possibly lead to a positive outcome. This helps dilute the pool of potential victims and lowers the overall utility of his actions.</text:p>
      <text:p text:style-name="P6"/>
      <text:p text:style-name="P6">Another advantage of this approach is scalability. Since the proposed agent is fully autonomous, it can sustain conversations with a large number of scammers simultaneously (bounded by hardware resource limits). As we will see, the proof of concept implementation in [CHAPTER] maintained conversations with [FIGURE] over the course of a 2-week period. Further scalability can be achieved by deploying multiple instances of the agent.</text:p>
      <text:p text:style-name="P6"/>
      <text:p text:style-name="P6">In this project, we will develop a fully autonomous system to gather, send and receive AFF emails.</text:p>
      <text:p text:style-name="P4"/>
      <text:p text:style-name="P4">II. Background</text:p>
      <text:p text:style-name="P4"/>
      <text:p text:style-name="P6">This chapter sets the context for our discussion. We start by exploring the dynamics of advance free fraud scams. Then we outline some of the most prominent work in the area of AFF prevention. At the end of this chapter, we explore notable conversational agents and their design.</text:p>
      <text:p text:style-name="P4"/>
      <text:p text:style-name="P4">1. <text:span text:style-name="T1">Inside a 419 scam</text:span></text:p>
      <text:p text:style-name="P6"/>
      <text:p text:style-name="P6">To create an optimal system, it is important to understand how 419 scammers operate. In order to do this, we set up a simple experiment. We randomly selected 5 email messages that had been posted recently on 419eater.com, a popular anti-scam web site and replied to each one of them from an anonymous email account, with the intention to keep the conversation going as much as possible and try out different conversational tactics. Over the course of a week, we had received a total of 37 emails. The main observations from these conversations are summarized below:</text:p>
      <text:list xml:id="list1399339095" text:style-name="L1">
        <text:list-item>
          <text:p text:style-name="P9">Requests for detailed personal information, such as full name, address, telephone number, occupation, age, gender, passport photograph are very common.</text:p>
        </text:list-item>
        <text:list-item>
          <text:p text:style-name="P9">Scammers commonly use templates written ahead of time over the the first two email exchanges.</text:p>
        </text:list-item>
        <text:list-item>
          <text:p text:style-name="P9">It is common for a scammer to add his target's email address in a bank, shared with other scammers.</text:p>
        </text:list-item>
        <text:list-item>
          <text:p text:style-name="P9">Often, a scammer will send a target counterfeit documents – e.g. certificates, passports, etc., in order to convince the target in the veracity of the proposed scheme.</text:p>
        </text:list-item>
        <text:list-item>
          <text:p text:style-name="P9">A scam is often operated by more than one person, or – the same person assuming multiple identities. </text:p>
        </text:list-item>
        <text:list-item>
          <text:p text:style-name="P9">Sometimes a scammer will insist on a phone number and attempt to call the target.</text:p>
        </text:list-item>
        <text:list-item>
          <text:p text:style-name="P9">Sometimes a scammer will not respond to a message, despite initiating the conversation.</text:p>
        </text:list-item>
      </text:list>
      <text:p text:style-name="P6"/>
      <text:p text:style-name="P1">Obs. (1) shows that our natural language model needs to take into account these requests for information and deal with them effectively. There are a few possible strategies to do that. </text:p>
      <text:p text:style-name="P1"/>
      <text:p text:style-name="P1">One approach would be to attempt to avoid or deflect these questions. The benefit of this approach is that it spares the agent from the requirement to store identity information about itself and does not actively deceive the scammer. This helps simplify the design and the implementation. However, a substantial drawback is that scammers often use these personal information questions as a signal to <text:soft-page-break/>whether the target has been hooked or not. From the point of view of the scammer, if the target fails to comply with these requests, this is a strong indication to simply move on to the next viable target. </text:p>
      <text:p text:style-name="P1"/>
      <text:p text:style-name="P1">A second approach is to let the agent invent and maintain an identity throughout the entire conversation thread. The is guaranteed to pass the initial screening and will provide the scammer with fictitious and useless information. We will discuss implementation strategies in [CHAPTER].</text:p>
      <text:p text:style-name="P1"/>
      <text:p text:style-name="P5">Obs. (2) shows the scale of AFF operations. It is clearly inefficient to compose each response individually, so scammers commonly prefer reusing templates as much as possible, whilst still making a few modifications – adding the name of the target, changing alias, changing country-specific details. A good strategy, therefore, is to attempt to make the scammer manually compose as many responses as possible. This is a very challenging task, as it requires the agent to present to the scammer an unexpected scenario. We will discuss whether this is feasible in [CHAPTER].</text:p>
      <text:p text:style-name="P5"/>
      <text:p text:style-name="P5">Obs. (3) suggests a degree of organization in AFF operations. It is reasonable to suggest that groups of scammers work in coordination. The details of a victim, which is already proven to be susceptible, are valuable and appear to be traded among groups of scammers. In our experiment above, we received 3 additional messages which did not belong to any of the conversation threads we initiated. Whilst it is unfortunate that vulnerable people are repeatedly targeted, this common scammer practice is one of the main points of entry into the system and helps initiate additional conversation threads.</text:p>
      <text:p text:style-name="P5"/>
      <text:p text:style-name="P5">Obs. (4) refers to situations in which the scammer sends out scans of counterfeit documents to his target. The presence of an attachment in a document is a signal for the state of the conversation. The extension of the attached file makes it easy to determine whether the document is a picture or not, however objection recognition is required to determine if the picture contains a document, a person, <text:s/>or neither. This task would require the addition of image processing capabilities to the system. Since this is the only occurrence of a computer vision problem in the entire system, we will choose not to implement this, but instead use other heuristics, as described in [CHAPTER].</text:p>
      <text:p text:style-name="P5"/>
      <text:p text:style-name="P5">Obs. (5) means that conversation threads can involve multiple people (or multiple aliases of the same person). In order to continue the conversation, the system must be able to cluster the involved parties together into the correct thread, as well as handle the transition from addressing person A to addressing person B. Failure to do so means abandoning state information for that thread. We will discuss the solution to this problem in [CHAPTER].</text:p>
      <text:p text:style-name="P5"/>
      <text:p text:style-name="P5">Obs. (6) describes variation of email 419 scams that transitions to a different medium – the telephone. There is no useful way for us to receive or process phone calls, therefore we would prefer to either avoid or completely ignore these requests.</text:p>
      <text:p text:style-name="P5"/>
      <text:p text:style-name="P5">Obs. (7) has impact on how we can interpret our results during evaluation. Some email accounts get disabled, deleted, or become abandoned before the scammer has sent replies to all potential targets. Therefore, we will need to determine a baseline performance. We will discuss that in detail in [CHAPTER].</text:p>
      <text:p text:style-name="P5"/>
      <text:p text:style-name="P2">2. Related work in advance fee fraud prevention</text:p>
      <text:p text:style-name="P5"/>
      <text:p text:style-name="P5">Generic email spam has been the subject of a lot of research, including analyses of its economics and legality. A lot of effort has been spent on developing anti-spam techniques. Some of the most widely used techniques are client-side challenge/response systems, authentication and reputation mechanisms, DNS blacklists, pattern detection, rule-based filtering and statistical filtering. [REF] [REF] [REF]</text:p>
      <text:p text:style-name="P5"><text:soft-page-break/></text:p>
      <text:p text:style-name="P5">Popular state of the art email services use a combination of these techniques to protect their users. An illustrative example is Yahoo! Mail. The service uses a rule-based filter on the sender side. Should a message trigger the filter, the user is prompted to respond to a CAPTCHA correctly before he can proceed with sending a message. On the receiver side, Yahoo! Mail combines its rule-based filter with a Bayesian filter, in addition to DNS blacklisting and domain authentication. </text:p>
      <text:p text:style-name="P5"/>
      <text:p text:style-name="P5">Yahoo!, as well as the other top email providers – Hotmail and Gmail, does not publish accuracy statistics of their spam filters. Nevertheless, the independent competitive insights firm Cascade Insights provides the most recent study to attempt to measure the accuracy of these providers. According to their methodology, they set up email accounts with these three email services, as well as an unfiltered account with a web hosting company. Next, they aggressively seeded these accounts by posting their addresses on blogs, public walls on social networks, various other target web sites, etc. Finally, they subscribed these accounts to a set of solicited, opt-in activities. At the end of the 5-week study period, they found that 58.33% of the messages in the inbox folder of Yahoo Mail! were <text:s/>spam, compared to 48.88% and 48.57% for Gmail and Hotmail respectively. Nevertheless, it is important to consider these results holistically. It is not possible to measure the accuracy of spam filters via the described black box approach, due to the fact that all three of these providers reject delivery of messages that have a very high probability to be spam – some of the test sample will be delivered to neither the inbox nor the spam folder. Despite this limitation, this study does allow us to conclude that spam remains to be a common problem for email users, even when using state of the art filters, as deployed by Yahoo!, Google, and Microsoft.</text:p>
      <text:p text:style-name="P5"/>
      <text:p text:style-name="P5">Common spam filtering techniques do not differentiate between generic spam and advance fee fraud spam. Nevertheless, there are methods designed specifically to combat AFF scams and are most often employed by online communities. Some popular communities have colorful names such as: 419eater.com, The Scambaiter, 419 Hell, the Artists Against 419. Their members describe their own actions as “scam baiting” and often consider the act a form of Internet vigilantism. </text:p>
      <text:p text:style-name="P5"/>
      <text:p text:style-name="P5">The most common approach used by scam baiting communities is similar to the one discussed in this project – emulate a potential victim and attempt to keep the scammer occupied for as long as possible. Additionally, many scambaiters will attempt to find out personal information and give it to the authorities. Frequently, scambaiters will also contact hosting or Internet service providers and urge them to suspend accounts and fraudulent web sites. These approaches are somewhat successful, but limited in scale. Each scambaiter has to spend proportional time writing and responding emails to that of the scammer. As such, its impact is limited by the time and effort scambaiters are able to donate to the activity. Interestingly, scam baiting appears to also provide entertainment value, which would explain its steady popularity, in spite of its obvious limitations.</text:p>
      <text:p text:style-name="P5"/>
      <text:p text:style-name="P5">A more radical approach to fighting AFF scams used to be popular with scam baiting communities until recently [REF]. This approach relied on the scambaiter's ability to obtain a scammer's IP address. Then, through assistance of the community, the scambaiter would proceed by initiating a Distributed Denial of Service (DDoS) attack on the subnetwork. Many variations of this approach are possible, including targeting phising web sites and open relay SMTP servers. Whilst this approach is effective in temporary disrupting a scammer's operation, it suffers from a few major drawbacks. First, scammers often host their operations on compromised servers. In these cases, DDoS attacks cause additional problems to network administrators uninvolved in AFF at all [REF]. Second, the practice is considered illegal in many countries, including the UK (as of 2006) [REF].</text:p>
      <text:p text:style-name="P5"/>
      <text:p text:style-name="P5">3. <text:span text:style-name="T2">Related work in conversational agents</text:span></text:p>
      <text:p text:style-name="P5"/>
      <text:p text:style-name="P5">The origin of conversational agents can be tracked back to the 1960s. The most known early <text:soft-page-break/>example of simple natural language processing is the computer program ELIZA. The program can be described as a simple rule-based engine which attempts to mimic a Rogerian psychotherapist. It is implemented via a simple parser and substitution algorithm, which draws from a script of canned phrases. ELIZA has no knowledge of state, context, reasoning, relationships, or the world [REF].</text:p>
      <text:p text:style-name="P5"/>
      <text:p text:style-name="P5">A more recent example is the computer program A.L.I.C.E., which won the 2004 Loebner Prize for most human-like chatterbot. Nearly half a decade later, A.L.I.C.E. is still based on pattern matching and word substitution into canned responses. The main improvements over ELIZA lie in its engineering. A.L.I.C.E. supports its own markup language – AIML, which is used to input knowledge into the system. In its essence, AIML is similar to regular expressions matching, in that it provides a pattern and a set of possible responses. A simple clustering algorithm allows similar entities to be grouped together – e.g. “mother” and “family”. Finally, a spelling and grammar correction algorithm attempts to transform user input before it is passed to the system's pattern matching engine. In its essence, A.L.I.C.E. can be thought of as a well-engineered extension of the principles set up by ELIZA.</text:p>
      <text:p text:style-name="P5"/>
      <text:p text:style-name="P5">Another well-known chatterbot is Cleverbot. Its design and operation are similar to the agents we have discussed so far, however it is novel in the way it obtains its script. The agent preserves responses it has received from conversations with people and is said to have a knowledge bank of 50 million contextual responses [REF]. In addition to that, the Cleverbot team performs offline filtering to determine which learned responses are usable.</text:p>
      <text:p text:style-name="P5"/>
      <text:p text:style-name="P5">Finally, perhaps the most widely used service that includes a conversational natural language interface is Apple's Siri. Whilst Siri's main design goal is to serve as an intelligent personal assistant, it also incorporates a set of interesting techniques in its natural language generation and understanding components. The agent is capable of evidential and probabilistic reasoning, and uses a combination of machine learning and rules to determine the correct state of the conversation. Each conversation is modelled as a finite state machine – e.g., instructing the agent to create a new appointment transitions the agent into the “creating appointment” state, which now allows transitions to the “set date”, “set appointment name”, “set appointment location” and “cancel” states. The agent also delegates different types of requests to various ontologies and backend service providers and is capable of reasoning about basic relations between entities.</text:p>
      <text:p text:style-name="P5"/>
      <text:p text:style-name="P5">In summary, conversational agents use a wide range of techniques for natural language processing. State of the art systems most commonly use a combination of machine learning, text pattern matching, probabilistic reasoning and finite state models. Therefore, we believe it is possible to develop convincing conversational agents for domain-specific problems, such as advice fee fraud, by using a combination of the techniques described above.</text:p>
      <text:p text:style-name="P5"/>
      <text:p text:style-name="P2">III. Architecture</text:p>
      <text:p text:style-name="P2"/>
      <text:p text:style-name="P5">This chapter can be regarded as a self-contained, high level overview of the implementation details of our system. We start by presenting the main principles we follow in our design. Next, we provide an overview of the system's architecture and the implemented functionality. Lastly, we outline the specification and setup of our honeypot environment.</text:p>
      <text:p text:style-name="P2"/>
      <text:p text:style-name="P2">1. Principles</text:p>
      <text:p text:style-name="P5"/>
      <text:p text:style-name="P5">In the implementation of our system, we follow three high-level principles.</text:p>
      <text:p text:style-name="P5"/>
      <text:p text:style-name="P5">First, we aim to keep each conversation thread going for as long as it is possible. To achieve this, we incorporate various machine learning and natural language processing techniques into the design <text:soft-page-break/>of our system, and attempt to mimic human performance in the composition of outgoing messages as much as possible.</text:p>
      <text:p text:style-name="P5"/>
      <text:p text:style-name="P5">Second, we aim for full system automation. No user interaction should be necessary for the system to function. In order to achieve this, we incorporate a collectors subsystem, classifier and probabilistic finite state models into our design, in order to automatically collect, categorize, and compose messages.</text:p>
      <text:p text:style-name="P5"/>
      <text:p text:style-name="P5">Third, we aim to build a safe and secure system. In order to do this, we run our system from a secure remote server and use anonymous email accounts for sending and receiving emails. In addition, we ensure our natural language modules provide only fictitious details in conversations with scammers.</text:p>
      <text:p text:style-name="P5"/>
      <text:p text:style-name="P5">First, we aim to keep each conversation thread going, for as long as it is possible. This is handled by the conversational agent part of the system, which includes modules for identity generation, information extraction, classification, and response generation. These four modules work together to produce responses that emulate the behavior of a potential victim. The state of the conversation and strategy selection drive the generation of the contents of each response. The strategies we use can be divided into two categories – cooperative and non-cooperative. Cooperative strategies are used in the beginning of each conversation thread, in order to gain the scammer's confidence. An example of a cooperative strategy is replying positively to a request for personal information with a set of fictitious details obtained from the identity generation module. Non-cooperative strategies are used throughout each thread and aim to deflect questions, drive the conversation to a different topic or elicit extra work from the scammer. One example of a non-cooperative strategy is asking the scammer questions about exceptional circumstances. Another example is claiming we have accidentally deleted the scammer's previous email, so he should resend it. We provide additional details on response generation in [CHAPTER].</text:p>
      <text:p text:style-name="P2"/>
      <text:p text:style-name="P2">2. Overview</text:p>
      <text:p text:style-name="P5"><text:s/></text:p>
      <text:p text:style-name="P5">The main functionality of the system is split into 5 major components – collectors, information extraction, classification, identity generation and response generation. These components operate together to obtain AFF emails, perform information extraction and classification tasks, generate and maintain the agent's identity and compose responses. This is illustrated in [FIGURE].</text:p>
      <text:p text:style-name="P5"/>
      <text:p text:style-name="P2">Collectors. <text:span text:style-name="T1">The collector subsystem defines an interface for entering new messages into the system. This interface is thread-safe and allows for multiple collector modules to run simultaneously. It is also extensible, so creation of new collector modules is easy. For the purposes of this project, we have implemented three email collectors – a crawler and scraper for 419eater.com, an identity email box collector, and forwarded messages collector. The crawler and scraper is designed to download surplus 419 scam letters from the aforementioned web site. The identity email box collector simply iterates over all email boxes maintained by our agent and downloads any received messages. Finally, the forwarded message collector monitors a mailbox, where people can forward their spam messages and the collector will automatically filter out any personally identifiable information before passing them into the system. These three collectors ensure a constant flow of new messages into the system and also collect responses to existing conversation threads. The collectors subsystem is explained in more detail in [CHAPTER].</text:span></text:p>
      <text:p text:style-name="P5"/>
      <text:p text:style-name="P2">Information Extraction. <text:span text:style-name="T1">The information extraction component provides a set of algorithms for extracting useful information from incoming messages. As this is the first step of processing after entry into the system, these algorithms are also equipped to deal with potentially dirty data – e.g. malformed email headers, message body, etc. The main tasks performed by this component are </text:span><text:soft-page-break/><text:span text:style-name="T1">named-entity recognition, email extraction, removing HTML, removing quoted messages, header disambiguation, relationships disambiguation. Some of these tasks are challenging – e.g., given a set of emails and named entities, compute which email address belongs to whom. Others appear trivial, but are also difficult – e.g., it is hard to separate a quoted message from the body of an email message, as there is no uniform standard on how to quote messages on reply. We go into further detail on these problems and the proposed solutions in [CHAPTER].</text:span></text:p>
      <text:p text:style-name="P2"/>
      <text:p text:style-name="P2">Classification. <text:span text:style-name="T1">The classification component provides a wrapper interface to an instance of the Stanford Classifier [REF]. The Stanford package is a Java implementation of a maximum entropy </text:span><text:span text:style-name="T1">classifier. Maximum entropy models maximize the conditional likelihood of classes and their weights take feature dependence into account, which make them particularly suitable for text classification tasks. For the purposes of this project, we have trained two classifiers. Our first classifier is trained on over 26,000 AFF messages from our 419 corpus and has a F1 score of <text:s/>81.177% on the test set of 4000 AFF messages. The classifier is used to determine which one of the 22 recognized AFF variations is in play for each conversation thread. The second model is a binary classifier and is used to determine whether a message contains a request for personal information. As we discussed previously in [CHAPTER, Background], responding to personal questions is an important method to gain the scammer's trust, therefore we are interested in detecting these as reliably as possible. The PQ classifier has a F1 score of 86.667%. Feature selection, methodology and results for both classifiers are discussed in detail in [CHAPTER].</text:span></text:p>
      <text:p text:style-name="P5"/>
      <text:p text:style-name="P2">Identity Generation. <text:span text:style-name="T1">The identity generation component is tasked with providing the agent with a personality. In the context of AFF scams, this means a name, age, occupation, email address, postal address, country, marital status. This information is fictitious and may be used by the response generation component, depending on the state of the conversation and the current strategy. An identity is attached to each conversation thread in order to ensure consistency. The component provides the facilities required to obtain and manage identities. It is discussed in detail in [CHAPTER].</text:span></text:p>
      <text:p text:style-name="P5"/>
      <text:p text:style-name="P2">Response Generation.<text:span text:style-name="T1"> The response generation component takes in as inputs the result of the information extraction tasks, an identity, the message, and its class. It then composes a response and sends it to the scammer. This is accomplished in three steps. The first step is to determine whether the incoming message belongs to a thread. We define a thread as a logical unit of all messages related to a single instance of a scam. Because a thread can contain more than two participants, we develop a bucketing algorithm to group messages together. Second, once a thread is selected (or a new thread is created), based on the recorded state of the conversation, message class, PQ classifier, and class-specific rules, a probabilistic finite state machine (PFSM) generates a template for the response. The template is then filled out by another PFSM, which ensures variability in the generated responses. In the final step, the component opens a connection to a SMTP server and pushes out the message. We provide lower level detail on response generation in [CHAPTER].</text:span></text:p>
      <text:p text:style-name="P5"/>
      <text:p text:style-name="P5">How these components interact together is illustrated in [FIGURE].</text:p>
      <text:p text:style-name="P2">Graph of the circle </text:p>
      <text:p text:style-name="P2">Graph of how the feed looks</text:p>
      <text:p text:style-name="P2"/>
      <text:p text:style-name="P2">3. Honeypot environment</text:p>
      <text:p text:style-name="P2"/>
      <text:p text:style-name="P5">To satisfy the personal safety requirements of this project, we require a customized setup that does not expose the author's IP address, identity or a link to the University of Edinburgh.</text:p>
      <text:p text:style-name="P5"/>
      <text:p text:style-name="P5">For these reasons, we run our prototype system on a leased virtual private server. The virtual machine features 4 GB RAM, Intel Xeon 2.80 GHz CPU, CentOS 6 (Linux kernel 3.0.22) and is <text:soft-page-break/>secured through a firewall that blocks all incoming traffic, except secure shell access. The physical <text:s/>is located in a data center in London and is managed by clustered.net.</text:p>
      <text:p text:style-name="P5"/>
      <text:p text:style-name="P5">For sending and receiving emails, we use free anonymous email accounts set up on Yahoo! Mail and GMX. Connections to the POP3 and SMTP servers are secured with SSL.</text:p>
      <text:p text:style-name="P5"/>
      <text:p text:style-name="P5">The minimum deployment environment requirements for the prototype system are: Python &gt;= 2.7.2, Oracle Java &gt;= 1.6.0, Beautiful Soup, Stanford Classifier &gt;= 2.1.3, Stanford NER &gt;= 1.2.2. </text:p>
      <text:p text:style-name="P2"/>
      <text:p text:style-name="P2">VI. Collectors</text:p>
      <text:p text:style-name="P2"/>
      <text:p text:style-name="P2">1. Overview</text:p>
      <text:p text:style-name="P5">The collectors subsystem defines a uniform, thread-safe interface for entering new messages into the system. It implements a variation of the classical producer-consumer pattern, for N producers and a single consumer using a FIFO queue. In the context of this project, we refer to each producer as a “collector”, whilst the only consumer is our conversational agent.</text:p>
      <text:p text:style-name="P5"/>
      <text:p text:style-name="P5">The collector modules solve two important problems. First, they automate the process of finding and entering new AFF messages into the system. Second, they automate the retrieval of replies to messages we have previously sent out. This spares us from having to do any manual data entry.</text:p>
      <text:p text:style-name="P5"/>
      <text:p text:style-name="P2">2. Implementation</text:p>
      <text:p text:style-name="P2"/>
      <text:p text:style-name="P5">Communication between the agent and the collectors is implemented through the file system. </text:p>
      <text:p text:style-name="P2"/>
      <text:p text:style-name="P2">- what are they</text:p>
      <text:p text:style-name="P2">- what problem to they solve</text:p>
      <text:p text:style-name="P2"/>
      <text:p text:style-name="P2">2. Design</text:p>
      <text:list xml:id="list1905354428" text:style-name="L2">
        <text:list-item>
          <text:list>
            <text:list-item>
              <text:p text:style-name="P11">uses file system for communication</text:p>
            </text:list-item>
            <text:list-item>
              <text:p text:style-name="P11">posix</text:p>
            </text:list-item>
            <text:list-item>
              <text:p text:style-name="P11">working directory</text:p>
            </text:list-item>
            <text:list-item>
              <text:p text:style-name="P11"/>
            </text:list-item>
          </text:list>
        </text:list-item>
      </text:list>
      <text:list xml:id="list1023011334" text:style-name="L3">
        <text:list-item>
          <text:p text:style-name="P12">figure</text:p>
        </text:list-item>
        <text:list-item>
          <text:p text:style-name="P12">variation of consumer-producer problem, FIFO implementation</text:p>
        </text:list-item>
        <text:list-item>
          <text:p text:style-name="P12"/>
        </text:list-item>
      </text:list>
      <text:p text:style-name="P2">3. Interface specification</text:p>
      <text:p text:style-name="P2">3. 419eater.com</text:p>
      <text:p text:style-name="P2">4. identity collector</text:p>
      <text:p text:style-name="P2">5. forwarded collector</text:p>
      <text:p text:style-name="P2"/>
      <text:p text:style-name="P2">VIII. Response generation</text:p>
      <text:p text:style-name="P2"/>
      <text:p text:style-name="P5">This chapter details the functionality and implementation of the response generation component. As emphasized in sections [SECTION], [SECTION], response generation depends on the outputs of the information extraction, classification, and identity generation components. </text:p>
      <text:p text:style-name="P5"/>
      <text:p text:style-name="P5">We begin by introducing a bucketing algorithm for grouping messages into conversation threads. Next, we discuss strategies for generating engaging replies. In section [SECTION], we go into detail on how responses are generated and provide examples. Finally, in [SECTION], we briefly outline how we send emails anonymously.</text:p>
      <text:p text:style-name="P5"/>
      <text:p text:style-name="P5"><text:soft-page-break/>1. Bucketing algorithm</text:p>
      <text:p text:style-name="P5"/>
      <text:p text:style-name="P5">The first step in generating a response to an incoming message is to determine whether the message belongs to a conversation thread. We define a thread as a logical unit which contains all messages related to a single instance of a scam. Furthermore, it is important to note that a single instance may involve multiple actors. Formally, given an incoming message M and a set of threads T = {T1, T2, …, Tn}, determine if M belongs to T.</text:p>
      <text:p text:style-name="P5"/>
      <text:p text:style-name="P5">This is a challenging problem. A naïve solution assumes that each conversation thread can contain at most two actors – the agent and the scammer, therefore keeping track of the “From” header would be sufficient to maintain conversation state. Whilst this is true in some instances, we showed in [SECTION, Background] that many scams involve multiple actors. Another solution is to compute for each message the thread with the largest word overlap. This is a better solution, but assumes that the message body always contains a quoted response.</text:p>
      <text:p text:style-name="P5"/>
      <text:p text:style-name="P5">The bucketing algorithm we introduce here can be thought of at the intersection of the aforementioned approaches. </text:p>
      <text:p text:style-name="P5"/>
      <text:p text:style-name="P5"/>
      <text:p text:style-name="P5"><text:s/>relies that the message body contains a quoted response.</text:p>
      <text:p text:style-name="P5"/>
      <text:p text:style-name="P5"/>
      <text:p text:style-name="P5"/>
      <text:p text:style-name="P5"/>
      <text:p text:style-name="P5"/>
      <text:p text:style-name="P5"/>
      <text:p text:style-name="P5">This is effective, provided the message body contains a quoted response. </text:p>
      <text:p text:style-name="P5"/>
      <text:p text:style-name="P5"><text:s/>compute for each message the thread with the largest word overlap. This is effective, provided </text:p>
      <text:p text:style-name="P5"/>
      <text:p text:style-name="P5"/>
      <text:p text:style-name="P5"/>
      <text:p text:style-name="P5">Whilst this is true in some instances, we showed in [SECTION, Background] that </text:p>
      <text:p text:style-name="P5"/>
      <text:p text:style-name="P5">The bucketing algorithm provides a solution to this problem. Formally, given an incoming message M and a set of threads T = {T1, T2... Tn}, find Tx, such that M belongs [SET] to Tx. If M does not belong to [SET] T, create Tn + 1.</text:p>
      <text:p text:style-name="P5"/>
      <text:p text:style-name="P5">The bucketing algorithm is central to the implementation of our agent, as it helps us maintain the state and context of each conversation. Failure to do that </text:p>
      <text:p text:style-name="P5"/>
      <text:p text:style-name="P5"/>
      <text:p text:style-name="P5"/>
      <text:p text:style-name="P5">The bucketing algorithm is central to the implementation of our agent, as it helps us maintain the context </text:p>
      <text:p text:style-name="P5"/>
      <text:p text:style-name="P5"/>
      <text:p text:style-name="P5"/>
      <text:p text:style-name="P5"><text:s/>logical unit of all messages related to a single instance of a scam. It is also important to note that a single instance may involve multiple actors. Formally, the bucketing algorithm </text:p>
      <text:p text:style-name="P5"/>
      <text:p text:style-name="P5"/>
      <text:p text:style-name="P5"><text:soft-page-break/>Importantly, a single instance may involve multiple actors. The bucketing algorithm provides a solution to this problem. Formally, given an incoming message M and list of threads T = {T1, T2, T3...}, we find Tx, such that M belongs [SET] to Tx. If M does not belong to T, we create Tn + 1.</text:p>
      <text:p text:style-name="P5"/>
      <text:p text:style-name="P5">This is a challenging problem to solve, as even humans</text:p>
      <text:p text:style-name="P5"/>
      <text:p text:style-name="P5">The first step in generating a response to an incoming message is to determine whether the message belongs to a conversation thread. We define a thread as a logical unit of all messages related to a single instance of a scam. Therefore, given an email box B, incoming message M, and threads A, B, C, we need to solve whether M belongs [SET] to either of A, B, C.</text:p>
      <text:p text:style-name="P5"/>
      <text:p text:style-name="P5">Given an email box B, incoming message M, and threads A, B, C, we </text:p>
      <text:p text:style-name="P5"/>
      <text:p text:style-name="P5">Because a scam instance may involve multiple actors, we develop a bucketing algorithm to group messages together. The algorithm allows us to manage the state of each conversation and handle many threads independently.</text:p>
      <text:p text:style-name="P5"/>
      <text:p text:style-name="P5"/>
      <text:p text:style-name="P5"/>
      <text:p text:style-name="P5"/>
      <text:p text:style-name="P5">ssages related to a single instance of a scam. </text:p>
      <text:p text:style-name="P5"/>
      <text:p text:style-name="P5"/>
      <text:p text:style-name="P5">The purpose of the bucketing algorithm is twofold. First, </text:p>
      <text:p text:style-name="P5"/>
      <text:p text:style-name="P2"><text:span text:style-name="T1">The first step is to determine whether the incoming message belongs to a thread. We define a thread as a logical unit of all messages related to a single instance of a scam. Because a thread can contain more than two participants, we develop a bucketing algorithm to group messages toge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25T20:15:59</dc:date>
    <dc:creator>Ivan Trendafilov</dc:creator>
    <meta:editing-duration>P1DT13H40M6S</meta:editing-duration>
    <meta:editing-cycles>170</meta:editing-cycles>
    <meta:generator>LibreOffice/3.3$Unix LibreOffice_project/330m19$Build-401</meta:generator>
    <meta:document-statistic meta:table-count="0" meta:image-count="0" meta:object-count="0" meta:page-count="10" meta:paragraph-count="111" meta:word-count="5225" meta:character-count="32697"/>
  </office:meta>
</office:document-meta>
</file>